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bde52" officeooo:paragraph-rsid="001bde52" style:font-size-asian="10.5pt"/>
    </style:style>
    <style:style style:name="P2" style:family="paragraph" style:parent-style-name="Standard">
      <style:text-properties fo:language="en" fo:country="US" officeooo:rsid="001bde52" officeooo:paragraph-rsid="001db27e" style:font-size-asian="10.5pt"/>
    </style:style>
    <style:style style:name="P3" style:family="paragraph" style:parent-style-name="Standard">
      <style:text-properties fo:language="en" fo:country="US" officeooo:rsid="001c3a94" officeooo:paragraph-rsid="001c3a94" style:font-size-asian="10.5pt"/>
    </style:style>
    <style:style style:name="P4" style:family="paragraph" style:parent-style-name="Standard">
      <style:text-properties fo:language="en" fo:country="US" officeooo:rsid="001c3dd3" officeooo:paragraph-rsid="001c3dd3" style:font-size-asian="10.5pt"/>
    </style:style>
    <style:style style:name="P5" style:family="paragraph" style:parent-style-name="Standard">
      <style:text-properties fo:language="en" fo:country="US" officeooo:rsid="001db27e" officeooo:paragraph-rsid="001df4c4" style:font-size-asian="10.5pt"/>
    </style:style>
    <style:style style:name="P6" style:family="paragraph" style:parent-style-name="Standard">
      <style:paragraph-properties fo:break-before="page"/>
      <style:text-properties fo:language="en" fo:country="US" officeooo:rsid="001bde52" officeooo:paragraph-rsid="001db27e" style:font-size-asian="10.5pt"/>
    </style:style>
    <style:style style:name="T1" style:family="text">
      <style:text-properties officeooo:rsid="001c3a94"/>
    </style:style>
    <style:style style:name="T2" style:family="text">
      <style:text-properties officeooo:rsid="001c3dd3"/>
    </style:style>
    <style:style style:name="T3" style:family="text">
      <style:text-properties officeooo:rsid="001df4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ghettiLens</text:p>
      <text:p text:style-name="P1"/>
      <text:p text:style-name="P1">What is it?</text:p>
      <text:p text:style-name="P1"/>
      <text:p text:style-name="P1">SpaghettiLens is a method to enable collaborative <text:span text:style-name="T1">modeling</text:span> of gravitational lenses and lens candidates. It's designed with simplicity in mind, such that it can be used by professionals and non – professional enthusiasts as well. It builds upon an existing free form <text:span text:style-name="T1">modeling</text:span> program (GLASS), but allows to create models by sketching the expected arrival time surface <text:span text:style-name="T1">and visually comparing the rendering of the resulting model to the original image.</text:span></text:p>
      <text:p text:style-name="P1"/>
      <text:p text:style-name="P3">It's aimed to fill the void between the increasing amount of lens candidates that are and will be discovered and the demand for models of those. In particular, we try to motivate the more involved volunteers of citizen science projects like SpaceWarps to engage in a more demanding task, gravtitational lens modeling.</text:p>
      <text:p text:style-name="P1"/>
      <text:p text:style-name="P1"/>
      <text:p text:style-name="P1">How does it work</text:p>
      <text:p text:style-name="P1"/>
      <text:p text:style-name="P3">SpaghettiLens is a web based application. It's user interface shows a side by side comparison of the image of the physical object <text:span text:style-name="T2">with an overlay of the users input and a rendered synthetic image of the generated model. Other output like the mass distribution or arrival time surface can also be consulted.</text:span></text:p>
      <text:p text:style-name="P4">When working on a model, a user enters an initial guess by sketching the arrival time surface.</text:p>
      <text:p text:style-name="P1"/>
      <text:p text:style-name="P1"/>
      <text:p text:style-name="P1"/>
      <text:p text:style-name="P1"/>
      <text:p text:style-name="P1"/>
      <text:p text:style-name="P1">How is it build</text:p>
      <text:p text:style-name="P1"/>
      <text:p text:style-name="P1">SpagettiLens builds upon an existing freeform</text:p>
      <text:p text:style-name="P1"/>
      <text:p text:style-name="P1"/>
      <text:p text:style-name="P1"/>
      <text:p text:style-name="P3">Has it been tested? Does it work?</text:p>
      <text:p text:style-name="P1"/>
      <text:p text:style-name="P1"/>
      <text:p text:style-name="P1"/>
      <text:p text:style-name="P1"/>
      <text:p text:style-name="P1"/>
      <text:p text:style-name="P2"><text:line-break/></text:p>
      <text:p text:style-name="P6">Collaborative Modelling</text:p>
      <text:p text:style-name="P1"/>
      <text:p text:style-name="P5">Users creating models are encouraged to share and discuss their created models. The system generates links to models that can easily be passed around and for example posted to an Internet forum. The discussion among the volunteers and with scientists helps to increase the skill of the modellers. The volunteers also can easily try to revise existing models shared by others. This leads to tree of models, that can be debated upon and pruned again in discussion.</text:p>
      <text:p text:style-name="P5"/>
      <text:p text:style-name="P5"><text:span text:style-name="T3">For further details on collaborative modelling strategies see http://letters.zooniverse.org on this topic.</text:span> <text:span text:style-name="T3">A small tree for a sample lens candidate from SpaceWarps is depicted to the 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01:05:52.745000000</meta:creation-date>
    <dc:date>2015-06-16T05:55:12.553000000</dc:date>
    <meta:editing-duration>PT16M57S</meta:editing-duration>
    <meta:editing-cycles>3</meta:editing-cycles>
    <meta:generator>LibreOffice/4.3.7.2$Windows_x86 LibreOffice_project/8a35821d8636a03b8bf4e15b48f59794652c68ba</meta:generator>
    <meta:document-statistic meta:table-count="0" meta:image-count="0" meta:object-count="0" meta:page-count="2" meta:paragraph-count="14" meta:word-count="321" meta:character-count="1974" meta:non-whitespace-character-count="1664"/>
  </office:meta>
</office:document-meta>
</file>